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3" style:family="paragraph" style:parent-style-name="Standard" style:master-page-name="Standard">
      <style:paragraph-properties fo:line-height="100%" fo:orphans="0" fo:widows="0" style:page-number="1"/>
    </style:style>
    <style:style style:name="T1" style:family="text">
      <style:text-properties style:text-underline-style="none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ad GAN article</text:p>
      <text:list xml:id="list3619228503" text:style-name="WWNum1">
        <text:list-item>
          <text:p text:style-name="P2">Refer images in drive folder</text:p>
        </text:list-item>
      </text:list>
      <text:p text:style-name="P1"/>
      <text:p text:style-name="P1">Refer notes on interpretable vector math</text:p>
      <text:p text:style-name="P1"/>
      <text:p text:style-name="P1">Since it is a continuous function of z it means it can be interpolated</text:p>
      <text:p text:style-name="P1"/>
      <text:p text:style-name="P1">Smiling woman - neutral woman + neutral man = smiling man</text:p>
      <text:p text:style-name="P1">(Arithmetic on input noise vector that causes this)</text:p>
      <text:p text:style-name="P1"/>
      <text:p text:style-name="P1">Refer soumith GAN hacks <text:a xlink:type="simple" xlink:href="https://github.com/soumith/ganhacks" text:style-name="ListLabel_20_10" text:visited-style-name="ListLabel_20_10"><text:span text:style-name="T2">https://github.com/soumith/ganhacks</text:span></text:a></text:p>
      <text:p text:style-name="P1"/>
      <text:p text:style-name="P1">See papers on stable GA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58" meta:character-count="347" meta:non-whitespace-character-count="298"/>
    <meta:generator>LibreOfficeDev/6.0.5.2$Linux_X86_64 LibreOffice_project/</meta:generator>
  </office:meta>
</office:document-meta>
</file>